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vqP5pZ0yC1ljeOPvTEKPeBE2icSydl1eIgh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5:40:45.047278852</meta:creation-date>
    <dc:date>2023-02-15T15:41:20.614698680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2.2$Linux_X86_64 LibreOffice_project/30$Build-2</meta:generator>
  </office:meta>
</office:document-meta>
</file>